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5b03" officeooo:paragraph-rsid="000b5b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ard Barons</text:p>
      <text:p text:style-name="P1"/>
      <text:p text:style-name="P1">Este projeto consiste em um sistema de encontros para jogos presenciais. Funciona da seguinte forma: </text:p>
      <text:p text:style-name="P1"/>
      <text:p text:style-name="P1">. Um usuário cria uma conta, e visualiza os grupos disponíveis por região para que ele possa participar.</text:p>
      <text:p text:style-name="P1"/>
      <text:p text:style-name="P1">. Solicita participar de um grupo e começa a interagir com os participantes daquele grupo.</text:p>
      <text:p text:style-name="P1">No qual poderão marcar de se encontrarem para jogar.</text:p>
      <text:p text:style-name="P1"/>
      <text:p text:style-name="P1">. Cada grupo poderá criar dois eventos, se o evento já passou ele fica inativo. Podendo criar outros eventos. Se já contém dois eventos ativos, não pode-se criar mais eventos para aquele grupo.</text:p>
      <text:p text:style-name="P1"/>
      <text:p text:style-name="P1">. Terá a opção de entrar para um grupo e sair de um grupo.</text:p>
      <text:p text:style-name="P1"/>
      <text:p text:style-name="P1">-Só poderá interagir e participar das conversar e dos fóruns quem estiver participando do grupo, cada usuário só poderá participar até o limite de dois grupos.</text:p>
      <text:p text:style-name="P1">- Um usuário cria um grupo na sua região (temos que limitar dois grupos por usuário);</text:p>
      <text:p text:style-name="P1">Registrar em uma tabela o grupo criado e o id do usuário para controlar se ele pode ou não criar mais um grupo. Se já existirem dois grupos com aquele usuário relacionado, ele não pode mais criar grupos.</text:p>
      <text:p text:style-name="P1"/>
      <text:p text:style-name="P1">/Colocar em uma tabela quem criou, quando criou e a qual região grupo pertence, e só ele pode apagar esse grupo. Ao registrar um novo grupo o id do usuário que criou, será automaticamente inputado como o administrador do grupo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0T23:24:56.958000000</dc:date>
    <meta:editing-duration>PT16M34S</meta:editing-duration>
    <meta:editing-cycles>1</meta:editing-cycles>
    <meta:document-statistic meta:table-count="0" meta:image-count="0" meta:object-count="0" meta:page-count="1" meta:paragraph-count="11" meta:word-count="226" meta:character-count="1284" meta:non-whitespace-character-count="1068"/>
    <meta:generator>LibreOffice/7.4.2.3$Windows_X86_64 LibreOffice_project/382eef1f22670f7f4118c8c2dd222ec7ad009daf</meta:generator>
  </office:meta>
</office:document-meta>
</file>